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e1594"/>
    </style:style>
    <style:style style:name="P2" style:family="paragraph" style:parent-style-name="Standard">
      <style:text-properties officeooo:paragraph-rsid="000eeaec"/>
    </style:style>
    <style:style style:name="P3" style:family="paragraph" style:parent-style-name="Standard">
      <style:text-properties officeooo:paragraph-rsid="000f47c6"/>
    </style:style>
    <style:style style:name="P4" style:family="paragraph" style:parent-style-name="Standard">
      <style:text-properties officeooo:rsid="00108370" officeooo:paragraph-rsid="00108370"/>
    </style:style>
    <style:style style:name="P5" style:family="paragraph" style:parent-style-name="Standard">
      <style:text-properties officeooo:paragraph-rsid="00108370"/>
    </style:style>
    <style:style style:name="P6" style:family="paragraph" style:parent-style-name="Standard">
      <style:text-properties officeooo:paragraph-rsid="00133b38"/>
    </style:style>
    <style:style style:name="T1" style:family="text">
      <style:text-properties officeooo:rsid="000e1594"/>
    </style:style>
    <style:style style:name="T2" style:family="text">
      <style:text-properties officeooo:rsid="000eeaec"/>
    </style:style>
    <style:style style:name="T3" style:family="text">
      <style:text-properties officeooo:rsid="000f47c6"/>
    </style:style>
    <style:style style:name="T4" style:family="text">
      <style:text-properties officeooo:rsid="00108370"/>
    </style:style>
    <style:style style:name="T5" style:family="text">
      <style:text-properties officeooo:rsid="00133b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">1.</text:span></text:span></text:p>
      <text:p text:style-name="P1"><text:a xlink:type="simple" xlink:href="http://localhost/phpmyadmin/url.php?url=http://dev.mysql.com/doc/refman/5.5/en/select.html" office:target-frame-name="mysql_doc" xlink:show="replace"><text:span text:style-name="Source_20_Text">select</text:span></text:a><text:span text:style-name="Source_20_Text"> </text:span><text:a xlink:type="simple" xlink:href="http://localhost/phpmyadmin/url.php?url=http://dev.mysql.com/doc/refman/5.5/en/group-by-functions.html#function_max" office:target-frame-name="mysql_doc" xlink:show="replace"><text:span text:style-name="Source_20_Text">max</text:span></text:a><text:span text:style-name="Source_20_Text">(count_lang),CountryCode from(</text:span><text:a xlink:type="simple" xlink:href="http://localhost/phpmyadmin/url.php?url=http://dev.mysql.com/doc/refman/5.5/en/select.html" office:target-frame-name="mysql_doc" xlink:show="replace"><text:span text:style-name="Source_20_Text">select</text:span></text:a><text:span text:style-name="Source_20_Text"> </text:span><text:a xlink:type="simple" xlink:href="http://localhost/phpmyadmin/url.php?url=http://dev.mysql.com/doc/refman/5.5/en/group-by-functions.html#function_count" office:target-frame-name="mysql_doc" xlink:show="replace"><text:span text:style-name="Source_20_Text">count</text:span></text:a><text:span text:style-name="Source_20_Text">(Language)as count_lang,CountryCode from CountryLanguage GROUP by CountryCode) as result</text:span></text:p>
      <text:p text:style-name="P1"/>
      <text:p text:style-name="P2"><text:span text:style-name="Source_20_Text"><text:span text:style-name="T2">1.</text:span></text:span></text:p>
      <text:p text:style-name="P2"><text:a xlink:type="simple" xlink:href="http://localhost/phpmyadmin/url.php?url=http://dev.mysql.com/doc/refman/5.5/en/select.html" office:target-frame-name="mysql_doc" xlink:show="replace"><text:span text:style-name="Source_20_Text">select</text:span></text:a><text:span text:style-name="Source_20_Text"> count_lang,CountryCode from (</text:span><text:a xlink:type="simple" xlink:href="http://localhost/phpmyadmin/url.php?url=http://dev.mysql.com/doc/refman/5.5/en/select.html" office:target-frame-name="mysql_doc" xlink:show="replace"><text:span text:style-name="Source_20_Text">select</text:span></text:a><text:span text:style-name="Source_20_Text"> </text:span><text:a xlink:type="simple" xlink:href="http://localhost/phpmyadmin/url.php?url=http://dev.mysql.com/doc/refman/5.5/en/group-by-functions.html#function_count" office:target-frame-name="mysql_doc" xlink:show="replace"><text:span text:style-name="Source_20_Text">count</text:span></text:a><text:span text:style-name="Source_20_Text">(Language)as count_lang,CountryCode from CountryLanguage GROUP by CountryCode) as result ORDER by (count_lang) desc limit 5 </text:span></text:p>
      <text:p text:style-name="P2"><text:span text:style-name="Source_20_Text"/></text:p>
      <text:p text:style-name="P1"/>
      <text:p text:style-name="P4"/>
      <text:p text:style-name="P4">2.</text:p>
      <text:p text:style-name="P3"><text:a xlink:type="simple" xlink:href="http://localhost/phpmyadmin/url.php?url=http://dev.mysql.com/doc/refman/5.5/en/select.html" office:target-frame-name="mysql_doc" xlink:show="replace"><text:span text:style-name="Source_20_Text">SELECT</text:span></text:a><text:span text:style-name="Source_20_Text"> cc.name as country,c.name as city,population FROM City c,Country cc where c.countrycode=cc.code </text:span><text:a xlink:type="simple" xlink:href="http://localhost/phpmyadmin/url.php?url=http://dev.mysql.com/doc/refman/5.5/en/logical-operators.html#operator_and" office:target-frame-name="mysql_doc" xlink:show="replace"><text:span text:style-name="Source_20_Text">AND</text:span></text:a><text:span text:style-name="Source_20_Text"> c.population=(</text:span><text:a xlink:type="simple" xlink:href="http://localhost/phpmyadmin/url.php?url=http://dev.mysql.com/doc/refman/5.5/en/select.html" office:target-frame-name="mysql_doc" xlink:show="replace"><text:span text:style-name="Source_20_Text">SELECT</text:span></text:a><text:span text:style-name="Source_20_Text"> </text:span><text:a xlink:type="simple" xlink:href="http://localhost/phpmyadmin/url.php?url=http://dev.mysql.com/doc/refman/5.5/en/group-by-functions.html#function_max" office:target-frame-name="mysql_doc" xlink:show="replace"><text:span text:style-name="Source_20_Text">max</text:span></text:a><text:span text:style-name="Source_20_Text">(population) from City where CountryCode=c.CountryCode )</text:span></text:p>
      <text:p text:style-name="P3"/>
      <text:p text:style-name="P3"/>
      <text:p text:style-name="P5"><text:span text:style-name="Source_20_Text"><text:span text:style-name="T4">3.</text:span></text:span></text:p>
      <text:p text:style-name="P5"><text:span text:style-name="Source_20_Text"><text:span text:style-name="T4">select count(id) from City where state='Tamil Nadu'</text:span></text:span></text:p>
      <text:p text:style-name="P5"><text:a xlink:type="simple" xlink:href="http://localhost/phpmyadmin/url.php?url=http://dev.mysql.com/doc/refman/5.5/en/select.html" office:target-frame-name="mysql_doc" xlink:show="replace"><text:span text:style-name="Source_20_Text">select</text:span></text:a><text:span text:style-name="Source_20_Text"> </text:span><text:a xlink:type="simple" xlink:href="http://localhost/phpmyadmin/url.php?url=http://dev.mysql.com/doc/refman/5.5/en/group-by-functions.html#function_sum" office:target-frame-name="mysql_doc" xlink:show="replace"><text:span text:style-name="Source_20_Text">sum</text:span></text:a><text:span text:style-name="Source_20_Text">(population)as 'total population' from City where state='Tamil Nadu' </text:span></text:p>
      <text:p text:style-name="P5"><text:a xlink:type="simple" xlink:href="http://localhost/phpmyadmin/url.php?url=http://dev.mysql.com/doc/refman/5.5/en/select.html" office:target-frame-name="mysql_doc" xlink:show="replace"><text:span text:style-name="Source_20_Text">select</text:span></text:a><text:span text:style-name="Source_20_Text"> </text:span><text:a xlink:type="simple" xlink:href="http://localhost/phpmyadmin/url.php?url=http://dev.mysql.com/doc/refman/5.5/en/group-by-functions.html#function_sum" office:target-frame-name="mysql_doc" xlink:show="replace"><text:span text:style-name="Source_20_Text">sum</text:span></text:a><text:span text:style-name="Source_20_Text">(population)as 'total population' from City where state='Tamil Nadu'</text:span><text:a xlink:type="simple" xlink:href="http://localhost/phpmyadmin/url.php?url=http://dev.mysql.com/doc/refman/5.5/en/logical-operators.html#operator_and" office:target-frame-name="mysql_doc" xlink:show="replace"><text:span text:style-name="Source_20_Text">AND</text:span></text:a><text:span text:style-name="Source_20_Text"> (name='Coimbatore' </text:span><text:a xlink:type="simple" xlink:href="http://localhost/phpmyadmin/url.php?url=http://dev.mysql.com/doc/refman/5.5/en/logical-operators.html#operator_or" office:target-frame-name="mysql_doc" xlink:show="replace"><text:span text:style-name="Source_20_Text">OR</text:span></text:a><text:span text:style-name="Source_20_Text"> name= 'Tiruchirapalli' </text:span><text:a xlink:type="simple" xlink:href="http://localhost/phpmyadmin/url.php?url=http://dev.mysql.com/doc/refman/5.5/en/logical-operators.html#operator_or" office:target-frame-name="mysql_doc" xlink:show="replace"><text:span text:style-name="Source_20_Text">OR</text:span></text:a><text:span text:style-name="Source_20_Text"> name='Salem')</text:span></text:p>
      <text:p text:style-name="P6"/>
      <text:p text:style-name="P6"/>
      <text:p text:style-name="P6"><text:span text:style-name="Source_20_Text"><text:span text:style-name="T5">4.</text:span></text:span></text:p>
      <text:p text:style-name="P6"><text:a xlink:type="simple" xlink:href="http://localhost/phpmyadmin/url.php?url=http://dev.mysql.com/doc/refman/5.5/en/select.html" office:target-frame-name="mysql_doc" xlink:show="replace"><text:span text:style-name="Source_20_Text">SELECT</text:span></text:a><text:span text:style-name="Source_20_Text"> Name,population from City where Name </text:span><text:a xlink:type="simple" xlink:href="http://localhost/phpmyadmin/url.php?url=http://dev.mysql.com/doc/refman/5.5/en/comparison-operators.html#function_in" office:target-frame-name="mysql_doc" xlink:show="replace"><text:span text:style-name="Source_20_Text">in</text:span></text:a><text:span text:style-name="Source_20_Text">('Madurai','Coimbatore','Tirunelveli','Salem','Erode') ORDER BY </text:span><text:a xlink:type="simple" xlink:href="http://localhost/phpmyadmin/url.php?url=http://dev.mysql.com/doc/refman/5.5/en/string-functions.html#function_field" office:target-frame-name="mysql_doc" xlink:show="replace"><text:span text:style-name="Source_20_Text">FIELD</text:span></text:a><text:span text:style-name="Source_20_Text"> ('Madurai','Coimbatore','Tirunelveli','Salem','Erode')</text:span></text:p>
      <text:p text:style-name="P5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2:58:11.458391297</meta:creation-date>
    <dc:date>2016-05-30T14:33:56.417984748</dc:date>
    <meta:editing-duration>PT1H3M4S</meta:editing-duration>
    <meta:editing-cycles>9</meta:editing-cycles>
    <meta:generator>LibreOffice/4.2.7.2$Linux_X86_64 LibreOffice_project/420m0$Build-2</meta:generator>
    <meta:document-statistic meta:table-count="0" meta:image-count="0" meta:object-count="0" meta:page-count="1" meta:paragraph-count="12" meta:word-count="98" meta:character-count="952" meta:non-whitespace-character-count="864"/>
  </office:meta>
</office:document-meta>
</file>